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cm" fo:margin-bottom="0.353cm" fo:line-height="115%" style:writing-mode="lr-tb"/>
      <style:text-properties fo:font-size="11pt" fo:language="none" fo:country="none" style:font-size-complex="11pt"/>
    </style:style>
    <style:style style:name="P2" style:family="paragraph" style:parent-style-name="Standard" style:list-style-name="">
      <style:paragraph-properties fo:margin-top="0cm" fo:margin-bottom="0.353cm" fo:line-height="115%" style:writing-mode="lr-tb"/>
    </style:style>
    <style:style style:name="P3" style:family="paragraph" style:parent-style-name="Standard" style:list-style-name="">
      <style:paragraph-properties style:writing-mode="lr-tb"/>
      <style:text-properties fo:font-size="11pt" fo:language="none" fo:country="none"/>
    </style:style>
    <style:style style:name="T1" style:family="text">
      <style:text-properties fo:font-size="11pt" fo:language="none" fo:country="none" style:font-size-complex="11pt"/>
    </style:style>
    <style:style style:name="T2" style:family="text">
      <style:text-properties fo:color="#000080" style:font-name="Calibri" fo:font-size="12pt" fo:language="zxx" fo:country="none" style:text-underline-style="solid" style:text-underline-width="auto" style:text-underline-color="font-color" style:font-name-complex="Calibri" style:font-size-complex="12pt"/>
    </style:style>
    <style:style style:name="T3" style:family="text">
      <style:text-properties fo:color="#000080" style:font-name="Calibri" fo:font-size="11pt" fo:language="none" fo:country="none" style:text-underline-style="solid" style:text-underline-width="auto" style:text-underline-color="font-color" style:font-name-complex="Calibri" style:font-size-complex="11pt"/>
    </style:style>
    <style:style style:name="T4" style:family="text">
      <style:text-properties fo:color="#0000ff" fo:font-size="11pt" fo:language="none" fo:country="none" style:text-underline-style="solid" style:text-underline-width="auto" style:text-underline-color="font-color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estion e:</text:p>
      <text:p text:style-name="P3">On suppose qu'il n'y a pas d'années bissextiles et que chaque dates sont èquiprobables,<text:line-break/>Si on prend une personne, la probabilité qu'elle est la même date qu'elle même est de 1<text:line-break/>car il y à <text:s/>365 cas favorables/365 cas possibles,<text:line-break/>si on prend une deuxième personne il y auras 364 cas de disponible par rapport à la précédente, et si on rajoute une troisième personne , cette personne va donc avoir 363 dates de disponibles par rapport au deux autres personnes sur les 365 possibles...</text:p>
      <text:p text:style-name="P3">si on calcul la probabilité que 3 personnes aient la même date de naissance cela donne:<text:line-break/>1-((365/365)*(364/365)*(363/365)) = 0,8%.</text:p>
      <text:p text:style-name="P2"><text:span text:style-name="T1">La formule qui calcul la probabilité que n personnes aient la même date de naissance est <text:s/>donc: 1-((365/365)*(364/365)*(363/365)*...*((365-n+1)/365)). (formule provenant du site </text:span><text:a xlink:type="simple" xlink:href="http://www.math-info.univ-paris5.fr/smel/articles/coincidences/cadre_coincidences.html"><text:span text:style-name="T2">http://www.math-info.univ-paris5.fr/smel/articles/coincidences/cadre_coincidences.html</text:span></text:a><text:a xlink:type="simple" xlink:href="http://www.math-info.univ-paris5.fr/smel/articles/coincidences/cadre_coincidences.html"><text:span text:style-name="T3">http://www.math-info.univ-paris5.fr/smel/articles/coincidences/cadre_coincidences.html</text:span></text:a><text:span text:style-name="T4"> )</text:span></text:p>
      <text:p text:style-name="P1">On pourrait croire que pour avoir une probabilité = 1 qu'il faudrait 365personnes dans une classe, cependant si on fait des tests avec différents palier d'élèves(10,20,30...) on s'apercoit qu'une fois arrivée à 50 personnes la probabilité devient très proche de 1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phen </meta:initial-creator>
    <meta:creation-date>2011-09-28T19:11:33.85</meta:creation-date>
    <meta:document-statistic meta:table-count="0" meta:image-count="0" meta:object-count="0" meta:page-count="1" meta:paragraph-count="5" meta:word-count="171" meta:character-count="1234"/>
    <dc:date>2011-09-28T19:11:55.94</dc:date>
    <dc:creator>stephen </dc:creator>
    <meta:editing-duration>PT00H00M22S</meta:editing-duration>
    <meta:editing-cycles>1</meta:editing-cycles>
    <meta:generator>OpenOffice.org/3.2$Win32 OpenOffice.org_project/320m18$Build-9502</meta:generator>
  </office:meta>
</office:document-meta>
</file>